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7" style:family="paragraph" style:parent-style-name="prov_5f_s04">
      <style:text-properties style:font-name="Tahoma" fo:font-size="12pt" style:font-size-asian="12pt" style:font-size-complex="12pt"/>
    </style:style>
    <style:style style:name="P8" style:family="paragraph" style:parent-style-name="prov_5f_proposta">
      <style:text-properties style:font-name="Tahoma" fo:font-size="9pt" style:font-size-asian="9pt" style:font-size-complex="9pt"/>
    </style:style>
    <style:style style:name="P9" style:family="paragraph" style:parent-style-name="prov_5f_corpo_5f_testo">
      <style:text-properties officeooo:rsid="000d2ee8" officeooo:paragraph-rsid="000d2ee8"/>
    </style:style>
    <style:style style:name="P10" style:family="paragraph" style:parent-style-name="prov_5f_corpo_5f_testo">
      <style:text-properties fo:font-size="10pt" style:font-size-asian="10pt" style:font-size-complex="10pt"/>
    </style:style>
    <style:style style:name="P11" style:family="paragraph" style:parent-style-name="prov_5f_corpo_5f_testo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ahoma1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Tahoma1" fo:font-size="9pt" fo:font-weight="bold" officeooo:rsid="000d2ee8" officeooo:paragraph-rsid="000d2ee8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ahoma1" fo:font-size="9pt" fo:font-weight="bold" officeooo:rsid="000d2ee8" officeooo:paragraph-rsid="000d2ee8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0d2ee8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Normale">
      <style:text-properties fo:font-size="6pt" style:font-size-asian="6pt" style:font-size-complex="6pt"/>
    </style:style>
    <style:style style:name="P22" style:family="paragraph" style:parent-style-name="prov_5f_titolo">
      <style:text-properties officeooo:rsid="000d2ee8" officeooo:paragraph-rsid="000d2ee8"/>
    </style:style>
    <style:style style:name="P23" style:family="paragraph" style:parent-style-name="Standard">
      <style:text-properties style:font-name="Arial" fo:font-size="9pt" style:font-size-asian="9pt" style:font-size-complex="9pt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prov_5f_elenco_5f_trattino" style:list-style-name="trattino"/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Tahoma"/>
    </style:style>
    <style:style style:name="T4" style:family="text">
      <style:text-properties style:font-name="Tahoma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5" style:family="text">
      <style:text-properties style:font-name="Tahoma" fo:font-size="10pt" style:text-underline-style="none" style:font-size-asian="10pt" style:font-name-complex="Times New Roman" style:font-size-complex="10pt"/>
    </style:style>
    <style:style style:name="T6" style:family="text"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officeooo:rsid="001cca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Standard">[#list documentRoot.determina as d]</text:p>
      <text:p text:style-name="prov_5f_fin"/>
      <text:p text:style-name="P5"/>
      <text:p text:style-name="P7">${d.SUDDIVISIONE} <text:s/>${d.UNITA_PROPONENTE}</text:p>
      <text:p text:style-name="P5"/>
      <text:p text:style-name="prov_5f_s04">*********</text:p>
      <text:p text:style-name="prov_5f_s04">DETERMINAZIONE</text:p>
      <text:p text:style-name="prov_5f_corpo_5f_testo"/>
      <text:p text:style-name="P8">Proposta n. ${d.CODICE_UNITA_PROPONENTE} ${d.NUMERO_PROPOSTA}/${d.ANNO_PROPOSTA}</text:p>
      <text:p text:style-name="prov_5f_corpo_5f_testo"/>
      <text:section text:style-name="Sect1" text:name="NumeroDetermina" text:protected="true">
        <text:p text:style-name="prov_5f_determina">Determ. n. <text:span text:style-name="T2">${d.NUMERO_DETERMINA}</text:span> del <text:span text:style-name="T2">${d.DATA_DETERMINA}</text:span></text:p>
      </text:section>
      <text:p text:style-name="prov_5f_corpo_5f_testo"/>
      <text:p text:style-name="prov_5f_oggetto">Oggetto: <text:span text:style-name="T7">${d.OGGETTO_DETERMINA}</text:span><text:span text:style-name="T3">.</text:span></text:p>
      <text:p text:style-name="P10"/>
      <text:p text:style-name="prov_5f_titolo">IL DIRIGENTE</text:p>
      <text:p text:style-name="P6"/>
      <text:p text:style-name="P11">Premesso:</text:p>
      <text:list xml:id="list39551795896352828" text:style-name="trattino">
        <text:list-item>
          <text:p text:style-name="P25">che con atto del gg/mm/aaaa, n..., esecutivo, il Consiglio Provinciale, ha approvato il Bilancio di previsione dell'esercizio 200x;</text:p>
        </text:list-item>
        <text:list-item>
          <text:p text:style-name="P25">che con atto del gg/mm/aaaa, n..., esecutivo, la Giunta provinciale ha approvato il Piano esecutivo di gestione (PEG) 200x individuato i dirigenti responsabili dei centri di costo, determinato gli obiettivi della gestione e affidato le necessarie risorse finanziarie;</text:p>
        </text:list-item>
        <text:list-item>
          <text:p text:style-name="P25">che con il suddetto PEG è stata ricondotta al/alla sottoscritto/a la responsabilità del servizio “XYZ”;</text:p>
        </text:list-item>
      </text:list>
      <text:p text:style-name="prov_5f_corpo_5f_testo"/>
      <text:p text:style-name="prov_5f_corpo_5f_testo"><text:span text:style-name="T6">Rilevato</text:span><text:span text:style-name="T5"> che</text:span><text:span text:style-name="T4"> spetta ai responsabili delle risorse finanziarie, individuati direttamente dalla Giunta, adottare, a valere dei capitoli loro assegnati, atti di accertamento nonché prenotazioni di impegno;</text:span></text:p>
      <text:p text:style-name="prov_5f_corpo_5f_testo"><text:span text:style-name="T6">Dato atto</text:span><text:span text:style-name="T5"> che</text:span><text:span text:style-name="T4"> i responsabili delle risorse finanziarie sono autorizzati ad assumere i provvedimenti e a realizzare le operazioni necessarie al perseguimento degli obiettivi assegnati in ottemperanza a quanto stabilito dal regolamento di organizzazione e dal regolamento di contabilità;</text:span></text:p>
      <text:p text:style-name="prov_5f_corpo_5f_testo"><text:span text:style-name="T6">Dato atto</text:span><text:span text:style-name="T4"> altresì che, i responsabili delle risorse eserciteranno la capacità di spesa nel rispetto delle disposizioni esistenti che impongono limiti di spesa e/o che riguardano la scelta del contraente;</text:span></text:p>
      <text:p text:style-name="prov_5f_corpo_5f_testo"><text:span text:style-name="T6">Atteso</text:span><text:span text:style-name="T5"> che</text:span><text:span text:style-name="T4"> i menzionati responsabili non potranno procedere in relazione agli obiettivi diversi da quelli assegnati o intraprendere azioni contrastanti rispetto alle previste;</text:span></text:p>
      <text:p text:style-name="prov_5f_corpo_5f_testo"><text:span text:style-name="T6">Dato atto</text:span><text:span text:style-name="T5"> che</text:span><text:span text:style-name="T4"> la presente determinazione costituisce, ai sensi dell'art. 192 del del d.lgs. 18.8.2000, n. 267, </text:span><text:soft-page-break/><text:span text:style-name="T4">autorizzazione cumulativa per acquisti e forniture fino a 5.000,00 euro (IVA esclusa) da regolare secondo le condizioni generali di contratto dell'ente, così come previsto dal Regolamento per l'acquisizione di beni e servizi in economia;</text:span></text:p>
      <text:p text:style-name="prov_5f_corpo_5f_testo"><text:span text:style-name="T6">Considerato</text:span><text:span text:style-name="T5"> che</text:span><text:span text:style-name="T4"> per il corretto funzionamento del servizio è ora necessario accettare ed impegnare le somme indicate nell'allegato prospetto nella misura e a valere dei corrispondenti capitoli del bilancio 200X;</text:span></text:p>
      <text:p text:style-name="prov_5f_corpo_5f_testo"/>
      <text:p text:style-name="prov_5f_corpo_5f_testo"><text:span text:style-name="T6">Visti </text:span><text:span text:style-name="T4">i vigenti regolamenti di organizzazione e di contabilità;</text:span></text:p>
      <text:p text:style-name="prov_5f_corpo_5f_testo"><text:span text:style-name="T6">Visto</text:span><text:span text:style-name="T4"> il D.lgs. 18.8.2000, n. 267;</text:span></text:p>
      <text:p text:style-name="prov_5f_titolo">DISPONE</text:p>
      <text:list xml:id="list4371590557990636620" text:style-name="abc">
        <text:list-item>
          <text:p text:style-name="prov_5f_elenco_5f_abc">di accertare ed impegnare le risorse finanziarie, nella misura e a valere dei capitoli del Peg 200X indicati nel prospetto allegato al presente provvedimento quale parte integrante;</text:p>
        </text:list-item>
        <text:list-item>
          <text:p text:style-name="prov_5f_elenco_5f_abc">dare atto che il presente provvedimento è conforme agli obiettivi e alle direttive assegnate;</text:p>
        </text:list-item>
      </text:list>
      <text:p text:style-name="P22">DATI CONTABIL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15">S/E</text:p>
          </table:table-cell>
          <table:table-cell table:style-name="Tabella1.A1" table:number-rows-spanned="2" office:value-type="string">
            <text:p text:style-name="P15">Codice</text:p>
          </table:table-cell>
          <table:table-cell table:style-name="Tabella1.A1" table:number-rows-spanned="2" office:value-type="string">
            <text:p text:style-name="P15">Cap.</text:p>
          </table:table-cell>
          <table:table-cell table:style-name="Tabella1.A1" table:number-rows-spanned="2" office:value-type="string">
            <text:p text:style-name="P15">Azione</text:p>
          </table:table-cell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5">Importo</text:p>
          </table:table-cell>
          <table:table-cell table:style-name="Tabella1.A1" table:number-columns-spanned="2" office:value-type="string">
            <text:p text:style-name="P15">Prenotazione</text:p>
          </table:table-cell>
          <table:covered-table-cell/>
          <table:table-cell table:style-name="Tabella1.A1" table:number-columns-spanned="2" office:value-type="string">
            <text:p text:style-name="P15">Impegno</text:p>
          </table:table-cell>
          <table:covered-table-cell/>
          <table:table-cell table:style-name="Tabella1.A1" table:number-columns-spanned="2" office:value-type="string">
            <text:p text:style-name="P15">Accertamento</text:p>
          </table:table-cell>
          <table:covered-table-cell/>
          <table:table-cell table:style-name="Tabella1.A1" table:number-rows-spanned="2" office:value-type="string">
            <text:p text:style-name="P15">CUP</text:p>
          </table:table-cell>
          <table:table-cell table:style-name="Tabella1.N1" table:number-rows-spanned="2" office:value-type="string">
            <text:p text:style-name="P15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13"/>
          </table:table-cell>
          <table:table-cell table:style-name="Tabella1.F2" office:value-type="string">
            <text:p text:style-name="P13">€</text:p>
          </table:table-cell>
          <table:table-cell table:style-name="Tabella1.F2" office:value-type="string">
            <text:p text:style-name="P13">N.</text:p>
          </table:table-cell>
          <table:table-cell table:style-name="Tabella1.F2" office:value-type="string">
            <text:p text:style-name="P13">Anno</text:p>
          </table:table-cell>
          <table:table-cell table:style-name="Tabella1.F2" office:value-type="string">
            <text:p text:style-name="P13">N.</text:p>
          </table:table-cell>
          <table:table-cell table:style-name="Tabella1.F2" office:value-type="string">
            <text:p text:style-name="P13">Anno</text:p>
          </table:table-cell>
          <table:table-cell table:style-name="Tabella1.F2" office:value-type="string">
            <text:p text:style-name="P13">N.</text:p>
          </table:table-cell>
          <table:table-cell table:style-name="Tabella1.F2" office:value-type="string">
            <text:p text:style-name="P13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21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0">${m.M_ENTRATA_USCITA}</text:p>
          </table:table-cell>
          <table:table-cell table:style-name="Tabella1.B4" office:value-type="string">
            <text:p text:style-name="P20">${m.M_CODICE}</text:p>
          </table:table-cell>
          <table:table-cell table:style-name="Tabella1.C4" office:value-type="string">
            <text:p text:style-name="P20">${m.M_CAPITOLO}</text:p>
          </table:table-cell>
          <table:table-cell table:style-name="Tabella1.D4" office:value-type="string">
            <text:p text:style-name="P20">${m.M_AZIONE}</text:p>
          </table:table-cell>
          <table:table-cell table:style-name="Tabella1.E4" office:value-type="string">
            <text:p text:style-name="P20">${m.M_SEGNO}</text:p>
          </table:table-cell>
          <table:table-cell table:style-name="Tabella1.F4" office:value-type="string">
            <text:p text:style-name="P19">${m.M_IMPORTO}</text:p>
          </table:table-cell>
          <table:table-cell table:style-name="Tabella1.G4" office:value-type="string">
            <text:p text:style-name="P20">${m.M_NUMERO_PRENOTAZIONE}</text:p>
          </table:table-cell>
          <table:table-cell table:style-name="Tabella1.H4" office:value-type="string">
            <text:p text:style-name="P20">${m.M_ANNO_PRENOTAZIONE}</text:p>
          </table:table-cell>
          <table:table-cell table:style-name="Tabella1.I4" office:value-type="string">
            <text:p text:style-name="P20">${m.M_NUMERO_IMPEGNO}</text:p>
          </table:table-cell>
          <table:table-cell table:style-name="Tabella1.J4" office:value-type="string">
            <text:p text:style-name="P20">${m.M_ANNO_IMPEGNO}</text:p>
          </table:table-cell>
          <table:table-cell table:style-name="Tabella1.K4" office:value-type="string">
            <text:p text:style-name="P20">${m.M_NUMERO_ACCERTAMENTO}</text:p>
          </table:table-cell>
          <table:table-cell table:style-name="Tabella1.L4" office:value-type="string">
            <text:p text:style-name="P20">${m.M_ANNO_ACCERTAMENTO}</text:p>
          </table:table-cell>
          <table:table-cell table:style-name="Tabella1.M4" office:value-type="string">
            <text:p text:style-name="P20">${m.M_CUP}</text:p>
          </table:table-cell>
          <table:table-cell table:style-name="Tabella1.N4" office:value-type="string">
            <text:p text:style-name="P20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7">Note:</text:p>
          </table:table-cell>
          <table:covered-table-cell/>
          <table:table-cell table:style-name="Tabella1.C5" table:number-columns-spanned="12" office:value-type="string">
            <text:p text:style-name="P18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21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14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23">${d.MSU}</text:p>
          </table:table-cell>
          <table:table-cell table:style-name="Tabella1.F7" office:value-type="string">
            <text:p text:style-name="P19">${d.M_TOTALE_ENTRATE}</text:p>
          </table:table-cell>
          <table:table-cell table:style-name="Tabella1.G7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4" office:value-type="string">
            <text:p text:style-name="P14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23">${d.MSU}</text:p>
          </table:table-cell>
          <table:table-cell table:style-name="Tabella1.F8" office:value-type="string">
            <text:p text:style-name="P19">${d.M_TOTALE_USCITE}</text:p>
          </table:table-cell>
          <table:table-cell table:style-name="Tabella1.G8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rov_5f_firma">Sottoscritta dal Dirigente</text:p>
      <text:p text:style-name="prov_5f_firma">(${d.FIRMATARIO})</text:p>
      <text:p text:style-name="prov_5f_firma">con firma digitale</text:p>
      <text:p text:style-name="P4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loext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LIBERA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ELENCO_20_NUMERATO" style:display-name="ELENCO NUMERATO" style:family="paragraph" style:list-style-name="WW8Num2">
      <style:paragraph-properties fo:margin-left="0.63cm" fo:margin-right="0cm" fo:margin-top="0.353cm" fo:margin-bottom="0cm" loext:contextual-spacing="false" fo:text-align="justify" style:justify-single-word="false" fo:orphans="2" fo:widows="2" fo:text-indent="-0.63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POSTA_20_DELIBERA" style:display-name="PROPOSTA DELIBERA" style:family="paragraph">
      <style:paragraph-properties fo:margin-left="0cm" fo:margin-right="0cm" fo:margin-top="0.353cm" fo:margin-bottom="0cm" loext:contextual-spacing="false" fo:text-align="justify" style:justify-single-word="false" fo:orphans="2" fo:widows="2" fo:text-indent="0.75cm" style:auto-text-indent="false"/>
      <style:text-properties style:use-window-font-color="true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style:font-name="Tahoma"/>
    </style:style>
    <style:style style:name="MP3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T1" style:family="text">
      <style:text-properties style:font-name="Verdan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term. n. ${documentRoot.determina.NUMERO_DETERMINA} del ${documentRoot.determina.DATA_DETERMINA} </text:span>pag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/>
      </style:header>
      <style:footer>
        <text:section text:style-name="MSect1" text:name="Pie" text:protected="true">
          <text:p text:style-name="MP3">Determ. n. ${documentRoot.determina.NUMERO_DETERMINA} del ${documentRoot.determina.DATA_DETERMINA} pag. <text:page-number text:select-page="current">1</text:page-number>/<text:page-count>2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6-01-19T16:19:59.625000000</dc:date>
    <meta:editing-duration>PT3H23M36S</meta:editing-duration>
    <meta:editing-cycles>39</meta:editing-cycles>
    <meta:generator>LibreOffice/5.0.2.2$Windows_x86 LibreOffice_project/37b43f919e4de5eeaca9b9755ed688758a8251fe</meta:generator>
    <meta:document-statistic meta:table-count="1" meta:image-count="1" meta:object-count="0" meta:page-count="2" meta:paragraph-count="71" meta:word-count="424" meta:character-count="3368" meta:non-whitespace-character-count="3019"/>
  </office:meta>
</office:document-meta>
</file>